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aleway" svg:font-family="Ralew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fo:language="cs" fo:country="CZ"/>
    </style:style>
    <style:style style:name="P2" style:parent-style-name="Heading1" style:family="paragraph">
      <style:text-properties style:font-name="Raleway" fo:language="cs" fo:country="CZ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>
      <style:paragraph-properties fo:margin-bottom="0.018in"/>
    </style:style>
    <style:style style:name="P17" style:parent-style-name="Textbody" style:family="paragraph">
      <style:paragraph-properties fo:margin-bottom="0.018in"/>
    </style:style>
    <style:style style:name="P18" style:parent-style-name="Textbody" style:family="paragraph">
      <style:paragraph-properties fo:margin-bottom="0.018in"/>
    </style:style>
    <style:style style:name="P19" style:parent-style-name="Textbody" style:family="paragraph">
      <style:paragraph-properties fo:margin-bottom="0.018in"/>
    </style:style>
    <style:style style:name="P20" style:parent-style-name="Textbody" style:family="paragraph">
      <style:paragraph-properties fo:margin-bottom="0.018in"/>
    </style:style>
    <style:style style:name="P21" style:parent-style-name="Textbody" style:family="paragraph">
      <style:paragraph-properties fo:margin-bottom="0.018in"/>
    </style:style>
    <style:style style:name="P22" style:parent-style-name="Textbody" style:family="paragraph">
      <style:paragraph-properties fo:margin-bottom="0.018in"/>
    </style:style>
    <style:style style:name="P23" style:parent-style-name="Textbody" style:family="paragraph">
      <style:paragraph-properties fo:margin-bottom="0.018in"/>
    </style:style>
    <style:style style:name="P24" style:parent-style-name="Textbody" style:family="paragraph">
      <style:paragraph-properties fo:margin-bottom="0.018in"/>
    </style:style>
    <style:style style:name="P25" style:parent-style-name="Textbody" style:family="paragraph">
      <style:paragraph-properties fo:margin-bottom="0.018in"/>
    </style:style>
    <style:style style:name="P26" style:parent-style-name="Textbody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Textbody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Textbody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Textbody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Textbody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Textbody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Textbody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Textbody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Textbody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Textbody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Textbody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Textbody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Textbody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Textbody" style:family="paragraph"/>
    <style:style style:name="P55" style:parent-style-name="Textbody" style:family="paragraph">
      <style:paragraph-properties fo:margin-bottom="0.018in"/>
    </style:style>
    <style:style style:name="P56" style:parent-style-name="Textbody" style:family="paragraph">
      <style:paragraph-properties fo:margin-bottom="0.018in"/>
    </style:style>
    <style:style style:name="P57" style:parent-style-name="Textbody" style:family="paragraph">
      <style:paragraph-properties fo:margin-bottom="0.018in"/>
    </style:style>
    <style:style style:name="P58" style:parent-style-name="Textbody" style:family="paragraph">
      <style:paragraph-properties fo:margin-bottom="0.018in"/>
    </style:style>
    <style:style style:name="P59" style:parent-style-name="Textbody" style:family="paragraph">
      <style:paragraph-properties fo:margin-bottom="0.018in"/>
    </style:style>
    <style:style style:name="P60" style:parent-style-name="Textbody" style:family="paragraph">
      <style:paragraph-properties fo:margin-bottom="0.018in"/>
    </style:style>
    <style:style style:name="P61" style:parent-style-name="Textbody" style:family="paragraph">
      <style:paragraph-properties fo:margin-bottom="0.018in"/>
    </style:style>
    <style:style style:name="P62" style:parent-style-name="Textbody" style:family="paragraph">
      <style:paragraph-properties fo:margin-bottom="0.018in"/>
    </style:style>
    <style:style style:name="P63" style:parent-style-name="Textbody" style:family="paragraph">
      <style:paragraph-properties fo:margin-bottom="0.018in"/>
    </style:style>
    <style:style style:name="P64" style:parent-style-name="Textbody" style:family="paragraph">
      <style:paragraph-properties fo:margin-bottom="0.018in"/>
    </style:style>
    <style:style style:name="P65" style:parent-style-name="Textbody" style:family="paragraph">
      <style:paragraph-properties fo:margin-bottom="0.018in"/>
    </style:style>
    <style:style style:name="P66" style:parent-style-name="Textbody" style:family="paragraph">
      <style:paragraph-properties fo:margin-bottom="0.018in"/>
    </style:style>
    <style:style style:name="P67" style:parent-style-name="Textbody" style:family="paragraph">
      <style:paragraph-properties fo:margin-bottom="0.018in"/>
    </style:style>
    <style:style style:name="P68" style:parent-style-name="Textbody" style:family="paragraph">
      <style:paragraph-properties fo:margin-bottom="0.018in"/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</office:automatic-styles>
  <office:body>
    <office:text text:use-soft-page-breaks="true">
      <text:p text:style-name="P1">Jakub Rádl 2.A</text:p>
      <text:h text:style-name="P2" text:outline-level="1">Moliére: Lakomec<text:s/>– Rozbor díla</text:h>
      <text:p text:style-name="Textbody">(překlad – <text:s/>Jaroslav Vrchlický)</text:p>
      <text:h text:style-name="Heading2" text:outline-level="2">I. Část</text:h>
      <text:list text:style-name="LFO1" text:continue-numbering="true">
        <text:list-item>
          <text:p text:style-name="P3">literární druh a žánr: drama, komedie</text:p>
        </text:list-item>
        <text:list-item>
          <text:p text:style-name="P4">téma a motiv:</text:p>
          <text:list text:continue-numbering="true">
            <text:list-item>
              <text:p text:style-name="P5">hlavní téma: Lakomost a láska, kritika touhy po penězích, konflikt Harpagonovy lakomosti a štěstí jeho dětí</text:p>
            </text:list-item>
            <text:list-item>
              <text:p text:style-name="P6">motivy v díle: láska, svatba, truhla s penězi, lakota, lichva, podezíravost, sňatky pro peníze</text:p>
            </text:list-item>
          </text:list>
        </text:list-item>
        <text:list-item>
          <text:p text:style-name="P7">časoprostor: 17. století (1602), Francie, Paříž, v domě Harpagonově</text:p>
        </text:list-item>
        <text:list-item>
          <text:p text:style-name="P8">zasazení výňatku do kontextu díla:</text:p>
          <text:list text:continue-numbering="true">
            <text:list-item>
              <text:p text:style-name="P9">časoprostor: konec díla, jednání čtvrté, výstup 6, 7</text:p>
            </text:list-item>
            <text:list-item>
              <text:p text:style-name="P10">obsah: sluha oznamuje Kleantovi, že ukradl Harpagonovi jeho pokladnu, v druhé části Harpagon zjistí, že o truhlu přišel a velmi emocionálně na to reaguje</text:p>
            </text:list-item>
          </text:list>
        </text:list-item>
        <text:list-item>
          <text:p text:style-name="P11">kompoziční výstavba:</text:p>
          <text:list text:continue-numbering="true">
            <text:list-item>
              <text:p text:style-name="P12">využita kompozice: chronologická, retrospektivní při odhalení Anselmovy rodiny</text:p>
            </text:list-item>
            <text:list-item>
              <text:p text:style-name="P13">hra je rozdělena na 5 jednání (dějství), která jsou dále členěna na výstupy</text:p>
            </text:list-item>
            <text:list-item>
              <text:p text:style-name="P14">dodržuje Aristotelovu<text:s/>jednotu místa času a děje</text:p>
            </text:list-item>
            <text:list-item>
              <text:p text:style-name="P15">dodržuje antické dělení: expozice, kolize, krize, peripetie, závěr (není katastrofa)</text:p>
            </text:list-item>
          </text:list>
        </text:list-item>
      </text:list>
      <text:h text:style-name="Heading2" text:outline-level="2">II. Část</text:h>
      <text:list text:style-name="LFO2" text:continue-numbering="true">
        <text:list-item>
          <text:p text:style-name="P16">vypravěč / lyrický subjekt: v díle není vypravěč (pouze scénické poznámky)</text:p>
        </text:list-item>
        <text:list-item>
          <text:p text:style-name="P17">vyprávěcí způsoby:</text:p>
          <text:list text:continue-numbering="true">
            <text:list-item>
              <text:p text:style-name="P18">repliky – přímá řeč – ich forma</text:p>
            </text:list-item>
            <text:list-item>
              <text:p text:style-name="P19">scénické<text:s/>poznámky – er forma</text:p>
            </text:list-item>
          </text:list>
        </text:list-item>
        <text:list-item>
          <text:p text:style-name="P20">typy promluv:</text:p>
          <text:list text:continue-numbering="true">
            <text:list-item>
              <text:p text:style-name="P21">dialog – přímá řeč</text:p>
            </text:list-item>
            <text:list-item>
              <text:p text:style-name="P22">myšlení bokem – nepřímá řeč</text:p>
            </text:list-item>
          </text:list>
        </text:list-item>
        <text:list-item>
          <text:p text:style-name="P23">veršová výstavba:</text:p>
          <text:list text:continue-numbering="true">
            <text:list-item>
              <text:p text:style-name="P24">psáno prózou</text:p>
            </text:list-item>
          </text:list>
        </text:list-item>
        <text:list-item>
          <text:p text:style-name="P25">postavy:</text:p>
          <text:list text:continue-numbering="true">
            <text:list-item>
              <text:p text:style-name="P26"><text:span text:style-name="T27">Harpagon</text:span><text:s/>– otec Kleanta a Elisy, zamilovaný do Mariany (do jejího věna), lakomý vdovec, lichvář, sebestředný, udělá cokoli pro peníze i když je nepotřebuje, nereaguje na přání své rodiny, nevyužívá svých peněz, jen šetří</text:p>
            </text:list-item>
            <text:list-item>
              <text:p text:style-name="P28"><text:span text:style-name="T29">Kleant</text:span><text:s/>– Harpagonova syn, milenec Mariany, mladý, nemá rád otce, chytrý, poctivý, nejsou pro něj důležité peníze, ale láska</text:p>
            </text:list-item>
            <text:list-item>
              <text:p text:style-name="P30"><text:span text:style-name="T31">Elisa</text:span><text:s/>– Harpagonova dcera, milenka Valerova, poslušná, nejistá, ale věrná Valerovi</text:p>
            </text:list-item>
            <text:list-item>
              <text:p text:style-name="P32"><text:span text:style-name="T33">Valer</text:span><text:s/>– syn Anselmův a milenec Elisy, <text:s/>chytrý, vypočítavý, snaží se si získat Harpagona, zaměstnán Harpagonem jako správce kvůli Elise (kterou zachránil před utopením)</text:p>
            </text:list-item>
            <text:list-item>
              <text:p text:style-name="P34"><text:span text:style-name="T35">Mariana</text:span><text:s/>– milenka Kleantova a milována Harpagonem, dcera Anselmova, krásná, poslušná, stará se o svou matku</text:p>
            </text:list-item>
            <text:list-item>
              <text:p text:style-name="P36"><text:span text:style-name="T37">Anselm</text:span><text:s/>– otec Mariany a Valera</text:p>
            </text:list-item>
            <text:list-item>
              <text:p text:style-name="P38"><text:span text:style-name="T39">Forsina</text:span><text:s/>– „dohazovačka“, snažila se získat od Harpagona peníze (za provedení sňatku)</text:p>
            </text:list-item>
            <text:list-item>
              <text:p text:style-name="P40"><text:span text:style-name="T41">Simon</text:span><text:s/>– lichvář</text:p>
            </text:list-item>
            <text:list-item>
              <text:p text:style-name="P42"><text:span text:style-name="T43">Jakub</text:span><text:s/>– kuchař a kočí Harpagonův</text:p>
            </text:list-item>
            <text:list-item>
              <text:p text:style-name="P44"><text:span text:style-name="T45">La Flèche</text:span><text:s/>– sluha Kleantův, (Čipera, Štika, [la fleš]), snaží se pomoct</text:p>
            </text:list-item>
            <text:list-item>
              <text:p text:style-name="P46">paní<text:s/><text:span text:style-name="T47">Claude</text:span><text:s/>– služka Harpagonova</text:p>
            </text:list-item>
            <text:list-item>
              <text:p text:style-name="P48"><text:span text:style-name="T49">Brinadavoine</text:span><text:s/>a<text:s/><text:span text:style-name="T50">La Merluche</text:span><text:s/>– sluhové Harpagona</text:p>
            </text:list-item>
            <text:list-item>
              <text:p text:style-name="P51">Policejní<text:s/><text:span text:style-name="T52">komisař</text:span><text:s/>a jeho<text:s/><text:span text:style-name="T53">písař</text:span></text:p>
            </text:list-item>
          </text:list>
        </text:list-item>
      </text:list>
      <text:h text:style-name="Heading2" text:outline-level="2">III. Část</text:h>
      <text:list text:style-name="LFO3" text:continue-numbering="true">
        <text:list-item>
          <text:p text:style-name="P54">jazykové prostředky a jejich funkce ve výňatku:</text:p>
        </text:list-item>
        <text:list-item>
          <text:p text:style-name="P55">tropy a figury ve výňatku:</text:p>
          <text:list text:continue-numbering="true">
            <text:list-item>
              <text:p text:style-name="P56">scénické poznámky, nadpisy výstupů</text:p>
            </text:list-item>
            <text:list-item>
              <text:p text:style-name="P57">1. část</text:p>
              <text:list text:continue-numbering="true">
                <text:list-item>
                  <text:p text:style-name="P58">opakované<text:s/>otázky</text:p>
                </text:list-item>
                <text:list-item>
                  <text:p text:style-name="P59">nespisovné výrazy („vyfouk“)</text:p>
                </text:list-item>
                <text:list-item>
                  <text:p text:style-name="P60">zvolání</text:p>
                </text:list-item>
              </text:list>
            </text:list-item>
            <text:list-item>
              <text:p text:style-name="P61">2. část</text:p>
              <text:list text:continue-numbering="true">
                <text:list-item>
                  <text:p text:style-name="P62">expresivní, projevuje mnoho emocí (krátké věty, vykřičníky, otazníky)</text:p>
                </text:list-item>
                <text:list-item>
                  <text:p text:style-name="P63">mnoho zvolání (velmi krátké jednoduché věty, větné ekvivalenty)</text:p>
                </text:list-item>
                <text:list-item>
                  <text:p text:style-name="P64">archaismy („komisař“, „dráb“, „tumpachový“)</text:p>
                </text:list-item>
                <text:list-item>
                  <text:p text:style-name="P65">řecnické otázky („Kdo to<text:s/>mohl být?“, „Kam se propad?“)</text:p>
                </text:list-item>
                <text:list-item>
                  <text:p text:style-name="P66">hyperbola („Zabili mě! Podřezali mě!“)</text:p>
                </text:list-item>
                <text:list-item>
                  <text:p text:style-name="P67">anafora („Chyťte zloděje! Chyťte vraha!“)</text:p>
                </text:list-item>
                <text:list-item>
                  <text:p text:style-name="P68">epizeuxis („Chyťte zloděje! Chyťte zloděje!“)</text:p>
                </text:list-item>
              </text:list>
            </text:list-item>
          </text:list>
        </text:list-item>
      </text:list>
      <text:soft-page-break/>
      <text:h text:style-name="Heading2" text:outline-level="2">IV. Část</text:h>
      <text:list text:style-name="LFO4" text:continue-numbering="true">
        <text:list-item>
          <text:p text:style-name="P69">Literárně historický kontext:</text:p>
          <text:list text:continue-numbering="true">
            <text:list-item>
              <text:p text:style-name="P70">Autor:<text:s/>Jean-Baptiste Poquelin „Molière“</text:p>
              <text:list text:continue-numbering="true">
                <text:list-item>
                  <text:p text:style-name="P71">herec, spisovatel, dramatik</text:p>
                </text:list-item>
                <text:list-item>
                  <text:p text:style-name="P72">vedl kočovný spolek</text:p>
                </text:list-item>
                <text:list-item>
                  <text:p text:style-name="P73">psal nižší žánry</text:p>
                </text:list-item>
                <text:list-item>
                  <text:p text:style-name="P74">kritizoval mravy a společnost (šlechtu, církev, morálku)</text:p>
                </text:list-item>
              </text:list>
            </text:list-item>
            <text:list-item>
              <text:p text:style-name="P75">Období: Klasicismus, Francie</text:p>
            </text:list-item>
            <text:list-item>
              <text:p text:style-name="P76">Další autorova díla: Měšťák šlechticem, Zdravý nemocný, Tartuffe</text:p>
            </text:list-item>
            <text:list-item>
              <text:p text:style-name="P77">Další významní autoři tohoto období:</text:p>
              <text:list text:continue-numbering="true">
                <text:list-item>
                  <text:p text:style-name="P78">Fr: Pierre<text:s/>Corneille, Jean Racine, Jean de la Fontaine</text:p>
                </text:list-item>
                <text:list-item>
                  <text:p text:style-name="P79">It: Carlo Goldoni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aleway" svg:font-family="Ralew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Raleway" style:font-name-asian="Raleway" style:font-name-complex="Raleway" fo:font-weight="bold" style:font-weight-asian="bold" style:font-weight-complex="bold" fo:language="cs" fo:country="CZ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line-height="120%"/>
      <style:text-properties style:font-name="Raleway" style:font-name-asian="Raleway" style:font-name-complex="Raleway" fo:language="cs" fo:country="CZ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Book Antiqua" style:font-name-asian="Book Antiqua" style:font-name-complex="Book Antiqua" fo:color="#000000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in" fo:margin-left="0.8in" fo:margin-bottom="0.7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komec</dc:title>
    <meta:initial-creator>Moliere</meta:initial-creator>
    <dc:creator>Jakub Rádl</dc:creator>
    <meta:creation-date>2012-02-17T12:02:00Z</meta:creation-date>
    <dc:date>2020-11-20T09:26:00Z</dc:date>
    <meta:template xlink:href="Normal.dotm" xlink:type="simple"/>
    <meta:editing-cycles>16</meta:editing-cycles>
    <meta:editing-duration>PT4440S</meta:editing-duration>
    <meta:document-statistic meta:page-count="3" meta:paragraph-count="6" meta:word-count="468" meta:character-count="3226" meta:row-count="23" meta:non-whitespace-character-count="2764"/>
  </office:meta>
</office:document-meta>
</file>